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276000007F67F294238.svm"/>
  <manifest:file-entry manifest:media-type="" manifest:full-path="Pictures/20000007000042E00000513D379B99E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/>
    <style:font-face style:name="verdana" svg:font-family="verdana, arial, helvetica, 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9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 style:font-weight-complex="bold"/>
    </style:style>
    <style:style style:name="P10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11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 style:font-weight-complex="bold"/>
    </style:style>
    <style:style style:name="P14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  <style:text-properties fo:color="#000000" style:font-name="Times New Roman" fo:font-size="14pt" fo:language="en" fo:country="US" style:font-name-asian="Segoe UI1" style:font-size-asian="14pt" style:font-name-complex="Segoe UI1" style:font-size-complex="14pt"/>
    </style:style>
    <style:style style:name="P16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17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18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19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20" style:family="paragraph" style:parent-style-name="List_20_Paragraph">
      <style:paragraph-properties fo:margin-left="1.251cm" fo:margin-right="0cm" fo:line-height="150%" fo:text-align="center" style:justify-single-word="false" fo:text-indent="1.247cm" style:auto-text-indent="false"/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1" style:family="paragraph" style:parent-style-name="Standard">
      <style:paragraph-properties fo:line-height="150%"/>
      <style:text-properties fo:color="#0000ff" style:font-name="Courier New1" fo:font-size="9pt" fo:language="en" fo:country="US" style:font-name-asian="Consolas" style:font-size-asian="9pt" style:font-name-complex="Consolas" style:font-size-complex="9pt"/>
    </style:style>
    <style:style style:name="P22" style:family="paragraph" style:parent-style-name="Standard">
      <style:paragraph-properties fo:line-height="150%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5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3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style:font-name-asian="Consolas" style:font-size-asian="14pt" style:font-name-complex="Consolas" style:font-size-complex="14pt"/>
    </style:style>
    <style:style style:name="T6" style:family="text">
      <style:text-properties fo:color="#000000" style:font-name="Times New Roman" fo:font-size="14pt" fo:language="en" fo:country="US" style:font-name-asian="Segoe UI1" style:font-size-asian="14pt" style:font-name-complex="Segoe UI1" style:font-size-complex="14pt"/>
    </style:style>
    <style:style style:name="T7" style:family="text"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T8" style:family="text">
      <style:text-properties fo:color="#000000" style:font-name="Times New Roman" fo:font-size="14pt" fo:language="ru" fo:country="RU" style:font-name-asian="Segoe UI1" style:font-size-asian="14pt" style:font-name-complex="Segoe UI1" style:font-size-complex="14pt"/>
    </style:style>
    <style:style style:name="T9" style:family="text">
      <style:text-properties fo:language="ru" fo:country="RU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language="en" fo:country="US"/>
    </style:style>
    <style:style style:name="T12" style:family="text">
      <style:text-properties fo:font-variant="normal" fo:text-transform="none" fo:color="#000000" style:font-name="Times New Roman" fo:font-size="14pt" fo:letter-spacing="normal" fo:language="en" fo:country="US" fo:font-style="normal" style:font-name-asian="Consolas" style:font-size-asian="14pt" style:font-name-complex="Consolas" style:font-size-complex="14pt"/>
    </style:style>
    <style:style style:name="T13" style:family="text">
      <style:text-properties fo:font-variant="normal" fo:text-transform="none" fo:color="#000000" style:font-name="Times New Roman" fo:font-size="14pt" fo:letter-spacing="normal" fo:language="ru" fo:country="RU" fo:font-style="normal" style:font-name-asian="Consolas" style:font-size-asian="14pt" style:font-name-complex="Consolas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ОБРНАУКИ РОССИИ </text:p>
      <text:p text:style-name="P8">Федеральное государственное бюджетное образовательное учреждение </text:p>
      <text:p text:style-name="P8">высшего образования «Тульский государственный университет» </text:p>
      <text:p text:style-name="P8">Кафедра вычислительной техники </text:p>
      <text:p text:style-name="P8"/>
      <text:p text:style-name="P8">Отчет по <text:span text:style-name="T10">лабораторной работе №</text:span><text:span text:style-name="T11">7</text:span></text:p>
      <text:p text:style-name="P13"><text:bookmark text:name="_Toc3819332"/><text:bookmark text:name="_Toc3870175"/>Коллекции.</text:p>
      <text:p text:style-name="P12"><text:span text:style-name="T10"><text:s/>Язык С</text:span><text:span text:style-name="T11">#.</text:span></text:p>
      <text:p text:style-name="P11"/>
      <text:p text:style-name="P9"/>
      <text:p text:style-name="P17">Выполнил студент группы 220681</text:p>
      <text:p text:style-name="P17">Гришанов Александр Александрович</text:p>
      <text:p text:style-name="P17"/>
      <text:p text:style-name="P17">Провер<text:span text:style-name="T10">ил:</text:span></text:p>
      <text:p text:style-name="P18">Асс. Демидова Анастасия Владимировна</text:p>
      <text:p text:style-name="P18"/>
      <text:p text:style-name="P17"/>
      <text:p text:style-name="P16"/>
      <text:p text:style-name="P16"/>
      <text:p text:style-name="P16"/>
      <text:p text:style-name="P16"><text:s text:c="2"/></text:p>
      <text:p text:style-name="P8"/>
      <text:p text:style-name="P8"/>
      <text:p text:style-name="P8"/>
      <text:p text:style-name="P8">Тула 2019</text:p>
      <text:p text:style-name="P10"><text:soft-page-break/>1. Цель <text:span text:style-name="T9">и задание </text:span>работы </text:p>
      <text:p text:style-name="P14"><text:span text:style-name="T6"><text:tab/></text:span><text:span text:style-name="T8">Изучить коллекции в языке </text:span><text:span text:style-name="T6">C#</text:span><text:span text:style-name="T8">.</text:span></text:p>
      <text:p text:style-name="P15"/>
      <text:p text:style-name="P20">2. Алгоритмы</text:p>
      <text:p text:style-name="P1"><text:span text:style-name="T3">2.</text:span><text:span text:style-name="T4">2</text:span><text:span text:style-name="T3"> Алгоритмы:</text:span></text:p>
      <text:p text:style-name="P1"><text:span text:style-name="T1"><text:tab/></text:span><text:span text:style-name="T7">Применяются классы </text:span><text:span text:style-name="T5">Stack, </text:span><text:span text:style-name="T12">Queue, HashTable. </text:span><text:span text:style-name="T13">Так же, самописные классы </text:span><text:span text:style-name="T12">Catalog, Disk, Track, </text:span><text:span text:style-name="T13">с минимальным набором полей и методов для решения задачи.</text:span></text:p>
      <text:p text:style-name="P7"><text:span text:style-name="T1"><text:tab/>2</text:span><text:span text:style-name="T3">.3 Тестирование:</text:span></text:p>
      <text:p text:style-name="P7"><text:span text:style-name="T1"><text:tab/><text:tab/></text:span><text:span text:style-name="T2">3.3.1 Тестирование программы для задачи 1</text:span></text:p>
      <text:p text:style-name="P19">Работает исправно, если вместо цифр не введены буквы.</text:p>
      <text:p text:style-name="P3"><text:tab/></text:p>
      <text:p text:style-name="P5">Список литературы</text:p>
      <text:p text:style-name="P7"><text:span text:style-name="T1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1">;</text:span></text:p>
      <text:p text:style-name="P3">2. Методические указания к лабораторным работам(Электронное пособие).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Приложения</text:p>
      <text:p text:style-name="P4">Приложение 1.1 </text:p>
      <text:p text:style-name="P2">Исходный код задания 1</text:p>
      <text:p text:style-name="P21">using System;using System.Collections;using System.Collections.Generic;using System.IO;</text:p>
      <text:p text:style-name="P21">using System.Linq;using System.Text;using System.Threading.Tasks;</text:p>
      <text:p text:style-name="P21">namespace ConsoleApp1{</text:p>
      <text:p text:style-name="P21"><text:s text:c="4"/>class Program <text:s text:c="3"/>{</text:p>
      <text:p text:style-name="P21"><text:s text:c="8"/>static void Main(string[] args){</text:p>
      <text:p text:style-name="P21"><text:s text:c="12"/>q1(); q2(); q3(); q4();q5();</text:p>
      <text:p text:style-name="P21"><text:s text:c="12"/>Console.WriteLine("Press exit");</text:p>
      <text:p text:style-name="P21"><text:s text:c="12"/>Console.ReadLine(); <text:s text:c="7"/>}</text:p>
      <text:p text:style-name="P21"><text:s text:c="8"/>static void q1() <text:s text:c="7"/>{</text:p>
      <text:p text:style-name="P21"><text:s text:c="12"/>Console.WriteLine("Q1 \nПусть символ # определен в текстовом редакторе как стирающий символ Backspace, т.е. строка abc#d##c в действительности является строкой ac. Дан текст, в котором встречается символ #. Преобразовать его с учетом действия этого символа."); Console.WriteLine("Строка?:");</text:p>
      <text:p text:style-name="P21"><text:s text:c="12"/>int del_c = 0;</text:p>
      <text:p text:style-name="P21"><text:s text:c="12"/>string t = Console.ReadLine();</text:p>
      <text:p text:style-name="P21"><text:s text:c="12"/>Stack&lt;char&gt; s = new Stack&lt;char&gt;();</text:p>
      <text:p text:style-name="P21"><text:s text:c="12"/>for (int i = 0; i &lt; t.Length; i++) <text:s text:c="11"/>{</text:p>
      <text:p text:style-name="P21"><text:s text:c="16"/>s.Push(t[i]); <text:s text:c="11"/>}</text:p>
      <text:p text:style-name="P21"><text:s text:c="12"/>Stack&lt;char&gt; s1 = new Stack&lt;char&gt;();</text:p>
      <text:p text:style-name="P21"><text:s text:c="12"/>for (int i = 0; i &lt; s.Count;) <text:s text:c="11"/>{</text:p>
      <text:p text:style-name="P21"><text:s text:c="16"/>if (s.Peek() != '#') <text:s text:c="15"/>{</text:p>
      <text:p text:style-name="P21"><text:s text:c="20"/>if (del_c != 0) <text:s text:c="19"/>{</text:p>
      <text:p text:style-name="P21"><text:s text:c="24"/>s.Pop();</text:p>
      <text:p text:style-name="P21"><text:s text:c="24"/>del_c--; } else {</text:p>
      <text:p text:style-name="P21"><text:s text:c="24"/>s1.Push(s.Pop()); <text:s/>}}</text:p>
      <text:p text:style-name="P21"><text:s text:c="16"/>else{del_c++;s.Pop();}}</text:p>
      <text:p text:style-name="P21"><text:s text:c="12"/>int t1L = s1.Count;</text:p>
      <text:p text:style-name="P21"><text:s text:c="12"/>for (int i = 0; i &lt; t1L; i++){</text:p>
      <text:p text:style-name="P21"><text:soft-page-break/><text:s text:c="16"/>Console.Write(s1.Pop());}Console.WriteLine();}</text:p>
      <text:p text:style-name="P21"><text:s text:c="8"/>static void q2() <text:s text:c="7"/>{</text:p>
      <text:p text:style-name="P21"><text:s text:c="12"/>Console.WriteLine("Q2 \nДан файл, содержащий информацию о студентах: фамилия, имя, отчество, номер группы, оценки по трем предметам текущей сессии. За один просмотр файла напечатать элементы файла в следующем порядке: сначала все данные о студентах, успешно обучающихся на 4 и 5, потом данные об остальных студентах, сохраняя исходный порядок в каждой группе сотрудников.");</text:p>
      <text:p text:style-name="P21"><text:s text:c="12"/>StreamReader fl = new StreamReader("test.txt");</text:p>
      <text:p text:style-name="P21"><text:s text:c="12"/>Queue&lt;string[]&gt; mylistIn = new Queue&lt;string[]&gt;();</text:p>
      <text:p text:style-name="P21"><text:s text:c="12"/>Queue&lt;string[]&gt; mylistOut5 = new Queue&lt;string[]&gt;();</text:p>
      <text:p text:style-name="P21"><text:s text:c="12"/>Queue&lt;string[]&gt; mylistOutOst = new Queue&lt;string[]&gt;();</text:p>
      <text:p text:style-name="P21"><text:s text:c="12"/>string[] s = fl.ReadToEnd().Split('\n','\r');</text:p>
      <text:p text:style-name="P21"><text:s text:c="12"/>for (int i = 0; i &lt; s.Length; i++) <text:s text:c="11"/>{</text:p>
      <text:p text:style-name="P21"><text:s text:c="16"/>if (s[i] != "") <text:s text:c="15"/>{</text:p>
      <text:p text:style-name="P21"><text:s text:c="20"/>mylistIn.Enqueue(new string[s[i].Split().Length]);</text:p>
      <text:p text:style-name="P21"><text:s text:c="20"/>for (int j = 0; j &lt; s[i].Split().Length; j++) <text:s text:c="19"/>{</text:p>
      <text:p text:style-name="P21"><text:s text:c="24"/>mylistIn.Peek()[j]=(s[i].Split()[j]); <text:s text:c="19"/>}</text:p>
      <text:p text:style-name="P21"><text:s text:c="20"/>if (Convert.ToInt32(mylistIn.Peek()[4]) &lt; 4 || Convert.ToInt32(mylistIn.Peek()[5]) &lt; 4 || Convert.ToInt32(mylistIn.Peek()[6]) &lt; 4)</text:p>
      <text:p text:style-name="P21"><text:s text:c="24"/>mylistOutOst.Enqueue(mylistIn.Dequeue()); <text:s text:c="19"/>else</text:p>
      <text:p text:style-name="P21"><text:s text:c="24"/>mylistOut5.Enqueue(mylistIn.Dequeue());} }</text:p>
      <text:p text:style-name="P21"><text:s text:c="12"/>int tL1 = mylistOut5.Count;</text:p>
      <text:p text:style-name="P21"><text:s text:c="12"/>int tL2 = mylistOutOst.Count;</text:p>
      <text:p text:style-name="P21"><text:s text:c="12"/>for (int t = 0; t &lt; tL1; t++) <text:s text:c="11"/>{</text:p>
      <text:p text:style-name="P21"><text:s text:c="16"/>for (int i = 0; i &lt; mylistOut5.Peek().Length; i++)</text:p>
      <text:p text:style-name="P21"><text:s text:c="20"/>Console.Write(mylistOut5.Peek()[i]+ " ");</text:p>
      <text:p text:style-name="P21"><text:s text:c="16"/>Console.WriteLine();</text:p>
      <text:p text:style-name="P21"><text:s text:c="16"/>mylistOut5.Dequeue(); <text:s text:c="11"/>}</text:p>
      <text:p text:style-name="P21"><text:s text:c="12"/>for (int t = 0; t &lt; tL2; t++) <text:s text:c="11"/>{</text:p>
      <text:p text:style-name="P21"><text:s text:c="16"/>for (int i = 0; i &lt; mylistOutOst.Peek().Length; i++)</text:p>
      <text:p text:style-name="P21"><text:s text:c="20"/>Console.Write(mylistOutOst.Peek()[i]+ " ");</text:p>
      <text:p text:style-name="P21"><text:s text:c="16"/>Console.WriteLine();</text:p>
      <text:p text:style-name="P21"><text:s text:c="16"/>mylistOutOst.Dequeue(); } }</text:p>
      <text:p text:style-name="P21"><text:soft-page-break/><text:s text:c="8"/>static void q3() <text:s text:c="7"/>{</text:p>
      <text:p text:style-name="P21"><text:s text:c="12"/>Console.WriteLine("Q3 \n Тоже что и Q1 с использованием ArrayList");</text:p>
      <text:p text:style-name="P21"><text:s text:c="12"/>int del_c = 0;</text:p>
      <text:p text:style-name="P21"><text:s text:c="12"/>string t = Console.ReadLine();</text:p>
      <text:p text:style-name="P21"><text:s text:c="12"/>Stack&lt;char&gt; s = new Stack&lt;char&gt;();</text:p>
      <text:p text:style-name="P21"><text:s text:c="12"/>for (int i = 0; i &lt; t.Length; i++){s.Push(t[i]);</text:p>
      <text:p text:style-name="P21"><text:s text:c="12"/>ArrayList s1 = new ArrayList();</text:p>
      <text:p text:style-name="P21"><text:s text:c="12"/>for (int i = 0; i &lt; s.Count;) <text:s text:c="11"/>{</text:p>
      <text:p text:style-name="P21"><text:s text:c="16"/>if (s.Peek() != '#') <text:s text:c="15"/>{</text:p>
      <text:p text:style-name="P21"><text:s text:c="20"/>if (del_c != 0) <text:s text:c="19"/>{</text:p>
      <text:p text:style-name="P21"><text:s text:c="24"/>s.Pop(); del_c--; }else {s1.Add(s.Pop()); } }</text:p>
      <text:p text:style-name="P21"><text:s text:c="16"/>else{</text:p>
      <text:p text:style-name="P21"><text:s text:c="20"/>del_c++; s.Pop();}}</text:p>
      <text:p text:style-name="P21"><text:s text:c="12"/>for (int i = 0; i &lt; s1.Count; i++) <text:s text:c="11"/>{</text:p>
      <text:p text:style-name="P21"><text:s text:c="16"/>Console.Write(s1[s1.Count-i-1]); <text:s text:c="11"/>}</text:p>
      <text:p text:style-name="P21"><text:s text:c="12"/>Console.WriteLine(); <text:s text:c="7"/>}</text:p>
      <text:p text:style-name="P21"><text:s text:c="8"/>static void q4() <text:s text:c="7"/>{</text:p>
      <text:p text:style-name="P21"><text:s text:c="12"/>Console.WriteLine("Q4 \n Тоже что и Q2 с использованием ArrayList");</text:p>
      <text:p text:style-name="P21"><text:s text:c="12"/>StreamReader fl = new StreamReader("test.txt");</text:p>
      <text:p text:style-name="P21"><text:s text:c="12"/>Queue&lt;ArrayList&gt; mylistIn = new Queue&lt;ArrayList&gt;();</text:p>
      <text:p text:style-name="P21"><text:s text:c="12"/>Queue&lt;ArrayList&gt; mylistOut5 = new Queue&lt;ArrayList&gt;();</text:p>
      <text:p text:style-name="P21"><text:s text:c="12"/>Queue&lt;ArrayList&gt; mylistOutOst = new Queue&lt;ArrayList&gt;();</text:p>
      <text:p text:style-name="P21"><text:s text:c="12"/>string[] s = fl.ReadToEnd().Split('\n', '\r');</text:p>
      <text:p text:style-name="P21"><text:s text:c="12"/>for (int i = 0; i &lt; s.Length; i++) <text:s text:c="11"/>{</text:p>
      <text:p text:style-name="P21"><text:s text:c="16"/>if (s[i] != "") <text:s text:c="15"/>{</text:p>
      <text:p text:style-name="P21"><text:s text:c="20"/>mylistIn.Enqueue(new ArrayList());</text:p>
      <text:p text:style-name="P21"><text:s text:c="20"/>for (int j = 0; j &lt; s[i].Split().Length; j++) <text:s text:c="19"/>{</text:p>
      <text:p text:style-name="P21"><text:s text:c="24"/>mylistIn.Peek().Add((s[i].Split()[j])); <text:s text:c="19"/>}</text:p>
      <text:p text:style-name="P21"><text:s text:c="20"/>if (Convert.ToInt32(mylistIn.Peek()[4]) &lt; 4 || Convert.ToInt32(mylistIn.Peek()[5]) &lt; 4 || Convert.ToInt32(mylistIn.Peek()[6]) &lt; 4)</text:p>
      <text:p text:style-name="P21"><text:s text:c="24"/>mylistOutOst.Enqueue(mylistIn.Dequeue()); else</text:p>
      <text:p text:style-name="P21"><text:s text:c="24"/>mylistOut5.Enqueue(mylistIn.Dequeue()); }}</text:p>
      <text:p text:style-name="P21"><text:soft-page-break/><text:s text:c="12"/>int tL1 = mylistOut5.Count;</text:p>
      <text:p text:style-name="P21"><text:s text:c="12"/>int tL2 = mylistOutOst.Count;</text:p>
      <text:p text:style-name="P21"><text:s text:c="12"/>for (int t = 0; t &lt; tL1; t++) <text:s text:c="11"/>{</text:p>
      <text:p text:style-name="P21"><text:s text:c="16"/>for (int i = 0; i &lt; mylistOut5.Peek().Count; i++)</text:p>
      <text:p text:style-name="P21"><text:s text:c="20"/>Console.Write(mylistOut5.Peek()[i] + " ");</text:p>
      <text:p text:style-name="P21"><text:s text:c="16"/>Console.WriteLine();</text:p>
      <text:p text:style-name="P21"><text:s text:c="16"/>mylistOut5.Dequeue(); <text:s text:c="11"/>}</text:p>
      <text:p text:style-name="P21"><text:s text:c="12"/>for (int t = 0; t &lt; tL2; t++) <text:s text:c="11"/>{</text:p>
      <text:p text:style-name="P21"><text:s text:c="16"/>for (int i = 0; i &lt; mylistOutOst.Peek().Count; i++)</text:p>
      <text:p text:style-name="P21"><text:s text:c="20"/>Console.Write(mylistOutOst.Peek()[i] + " ");</text:p>
      <text:p text:style-name="P21"><text:s text:c="16"/>Console.WriteLine();</text:p>
      <text:p text:style-name="P21"><text:s text:c="16"/>mylistOutOst.Dequeue(); <text:s text:c="11"/>} <text:s text:c="7"/>}</text:p>
      <text:p text:style-name="P21"><text:s text:c="8"/>static void q5() <text:s text:c="7"/>{</text:p>
      <text:p text:style-name="P21"><text:s text:c="12"/>Console.WriteLine("Q5\n 5.<text:tab/>Решить задачу, используя класс HashTable: \nреализовать простейший каталог музыкальных компакт - дисков, который позволяет:\nДобавлять и удалять диски.\nДобавлять и удалять песни.\nПросматривать содержимое целого каталога и каждого диска в отдельности.\nОсуществлять поиск всех записей заданного исполнителя по всему каталогу.\n");</text:p>
      <text:p text:style-name="P21"><text:s text:c="12"/>Catalog MyCatalog = new Catalog("MyCatalog");</text:p>
      <text:p text:style-name="P21"><text:s text:c="12"/>MyCatalog.AddDisk(1, "Dick1");</text:p>
      <text:p text:style-name="P21"><text:s text:c="12"/>MyCatalog.AddDisk(2, "Dick2"); <text:s text:c="10"/></text:p>
      <text:p text:style-name="P21"><text:s text:c="12"/>MyCatalog.DiskOp(1).AddTrack(1, "Noize", "tr1", 3);</text:p>
      <text:p text:style-name="P21"><text:s text:c="12"/>MyCatalog.DiskOp(1).AddTrack(2, "Noize", "tr2", 3);</text:p>
      <text:p text:style-name="P21"><text:s text:c="12"/>MyCatalog.DiskOp(2).AddTrack(3, "NNoize", "tr3", 3);</text:p>
      <text:p text:style-name="P21"><text:s text:c="12"/>Console.WriteLine("Тесты методов Catalog");</text:p>
      <text:p text:style-name="P21"><text:s text:c="12"/>Console.WriteLine("Тест метода SearchAllTreckAutor(\"Noize\")");</text:p>
      <text:p text:style-name="P21"><text:s text:c="12"/>MyCatalog.SearchAllTreckAutor("Noize");</text:p>
      <text:p text:style-name="P21"><text:s text:c="12"/>Console.WriteLine("Тест поля CountDisk = " + MyCatalog.CountDisk);</text:p>
      <text:p text:style-name="P21"><text:s text:c="12"/>Console.WriteLine("Тест метода DelDisk(2) = ");</text:p>
      <text:p text:style-name="P21"><text:s text:c="12"/>MyCatalog.DelDisk(2);</text:p>
      <text:p text:style-name="P21"><text:s text:c="12"/>Console.WriteLine("Тест поля NameCatalog = " + MyCatalog.NameCatalog);</text:p>
      <text:p text:style-name="P21"><text:s text:c="12"/>Console.WriteLine("Тест метода ToString = " + MyCatalog.ToString());</text:p>
      <text:p text:style-name="P21"><text:s text:c="12"/>Console.WriteLine("Тест метода ViewAllTrackList");</text:p>
      <text:p text:style-name="P21"><text:soft-page-break/><text:s text:c="12"/>MyCatalog.ViewAllTrackList();</text:p>
      <text:p text:style-name="P21"><text:s text:c="12"/>Console.WriteLine("Тест метода ViewDiskList");</text:p>
      <text:p text:style-name="P21"><text:s text:c="12"/>MyCatalog.ViewDiskList();</text:p>
      <text:p text:style-name="P21"><text:s text:c="12"/>Console.WriteLine("Тесты методов Disk");</text:p>
      <text:p text:style-name="P21"><text:s text:c="12"/>Console.WriteLine("Тест поля CountTrack = " + MyCatalog.DiskOp(1).CountTrack);</text:p>
      <text:p text:style-name="P21"><text:s text:c="12"/>Console.WriteLine("Тесты метода DelTrack(2)");</text:p>
      <text:p text:style-name="P21"><text:s text:c="12"/>MyCatalog.DiskOp(1).DelTrack(2);</text:p>
      <text:p text:style-name="P21"><text:s text:c="12"/>Console.WriteLine("Тесты метода FindTrackAutor(Noize)");</text:p>
      <text:p text:style-name="P21"><text:s text:c="12"/>Disk res = MyCatalog.DiskOp(1).FindTrackAutor("Noize");</text:p>
      <text:p text:style-name="P21"><text:s text:c="12"/>res.ViewTrackOnDisk();</text:p>
      <text:p text:style-name="P21"><text:s text:c="12"/>Console.WriteLine("Тесты метода NameDisk\n" + MyCatalog.DiskOp(1).NameDisk);</text:p>
      <text:p text:style-name="P21"><text:s text:c="12"/>Console.WriteLine("Тесты метода ToString()"+ MyCatalog.DiskOp(1).ToString()); <text:s text:c="9"/></text:p>
      <text:p text:style-name="P21"><text:s text:c="12"/>Console.WriteLine("Тесты метода ViewTrackOnDisk()");</text:p>
      <text:p text:style-name="P21"><text:s text:c="12"/>MyCatalog.DiskOp(1).ViewTrackOnDisk();</text:p>
      <text:p text:style-name="P21"><text:s text:c="12"/>Console.WriteLine("Тесты методов Track");</text:p>
      <text:p text:style-name="P21"><text:s text:c="12"/>Console.WriteLine("Тесты поля Autor" + MyCatalog.DiskOp(1).TrackOp(1).Autor);</text:p>
      <text:p text:style-name="P21"><text:s text:c="12"/>Console.WriteLine("Тесты поля Long" + MyCatalog.DiskOp(1).TrackOp(1).Long);</text:p>
      <text:p text:style-name="P21"><text:s text:c="12"/>Console.WriteLine("Тесты поля Name" + MyCatalog.DiskOp(1).TrackOp(1).Name);</text:p>
      <text:p text:style-name="P21"><text:s text:c="12"/>Console.WriteLine("Тесты метода ToString() = "+MyCatalog.DiskOp(1).TrackOp(1).ToString());}}</text:p>
      <text:p text:style-name="P21"><text:s text:c="4"/>public class Catalog <text:s text:c="3"/>{</text:p>
      <text:p text:style-name="P21"><text:s text:c="8"/>public string NameCatalog = "First Catalog";</text:p>
      <text:p text:style-name="P21"><text:s text:c="8"/>public Hashtable DiskTable = new Hashtable();</text:p>
      <text:p text:style-name="P21"><text:s text:c="8"/>public int CountDisk = 0;</text:p>
      <text:p text:style-name="P21"><text:s text:c="8"/>public Disk DiskOp(int i) <text:s text:c="7"/>{</text:p>
      <text:p text:style-name="P21"><text:s text:c="12"/>Disk DiskOpObj = (Disk)DiskTable[i];</text:p>
      <text:p text:style-name="P21"><text:s text:c="12"/>return DiskOpObj; <text:s text:c="7"/>}</text:p>
      <text:p text:style-name="P21"><text:s text:c="8"/>public Catalog(string name) <text:s text:c="7"/>{</text:p>
      <text:p text:style-name="P21"><text:s text:c="12"/>NameCatalog = name; <text:s text:c="7"/>}</text:p>
      <text:p text:style-name="P21"><text:s text:c="8"/>public void AddDisk(int hash, string NameD) <text:s text:c="7"/>{</text:p>
      <text:p text:style-name="P21"><text:s text:c="12"/>DiskTable.Add(hash, new Disk(NameD)); <text:s/>CountDisk++; <text:s text:c="7"/>}</text:p>
      <text:p text:style-name="P21"><text:soft-page-break/><text:s text:c="8"/>public void DelDisk(int hash) <text:s text:c="7"/>{</text:p>
      <text:p text:style-name="P21"><text:s text:c="12"/>DiskTable.Remove(hash); CountDisk--; <text:s text:c="7"/>}</text:p>
      <text:p text:style-name="P21"><text:s text:c="8"/>public void ViewDiskList() <text:s text:c="7"/>{</text:p>
      <text:p text:style-name="P21"><text:s text:c="12"/>foreach (object ob in DiskTable.Values) <text:s text:c="11"/>{</text:p>
      <text:p text:style-name="P21"><text:s text:c="16"/>Console.WriteLine(ob.ToString()); <text:s text:c="11"/>}</text:p>
      <text:p text:style-name="P21"><text:s text:c="12"/>Console.WriteLine(); <text:s text:c="7"/>}</text:p>
      <text:p text:style-name="P21"><text:s text:c="8"/>public void ViewAllTrackList() <text:s text:c="7"/>{</text:p>
      <text:p text:style-name="P21"><text:s text:c="12"/>foreach (object ob1 in DiskTable.Values) <text:s text:c="11"/>{</text:p>
      <text:p text:style-name="P21"><text:s text:c="16"/>Disk ob = (Disk)ob1;</text:p>
      <text:p text:style-name="P21"><text:s text:c="16"/>ob.ViewTrackOnDisk(); <text:s text:c="11"/>}</text:p>
      <text:p text:style-name="P21"><text:s text:c="12"/>Console.WriteLine(); <text:s text:c="7"/>}</text:p>
      <text:p text:style-name="P21"><text:s text:c="8"/>public void SearchAllTreckAutor(string autor) <text:s text:c="7"/>{</text:p>
      <text:p text:style-name="P21"><text:s text:c="12"/>Disk result = new Disk(autor);</text:p>
      <text:p text:style-name="P21"><text:s text:c="12"/>int h = 0;</text:p>
      <text:p text:style-name="P21"><text:s text:c="12"/>foreach (object ob in DiskTable.Values) <text:s text:c="11"/>{</text:p>
      <text:p text:style-name="P21"><text:s text:c="16"/>Disk ob1 = (Disk)ob;</text:p>
      <text:p text:style-name="P21"><text:s text:c="16"/>result = ob1.FindTrackAutor(autor);</text:p>
      <text:p text:style-name="P21"><text:s text:c="16"/>h++; <text:s text:c="11"/>}</text:p>
      <text:p text:style-name="P21"><text:s text:c="12"/>result.ViewTrackOnDisk(); <text:s text:c="7"/>}</text:p>
      <text:p text:style-name="P21"><text:s text:c="8"/>public override string ToString() <text:s text:c="7"/>{</text:p>
      <text:p text:style-name="P21"><text:s text:c="12"/>return NameCatalog; }}</text:p>
      <text:p text:style-name="P21"><text:s text:c="4"/>public class Disk <text:s text:c="3"/>{</text:p>
      <text:p text:style-name="P21"><text:s text:c="8"/>public string NameDisk = "First Album";</text:p>
      <text:p text:style-name="P21"><text:s text:c="8"/>public int CountTrack = 0;</text:p>
      <text:p text:style-name="P21"><text:s text:c="8"/>public Hashtable TrackTable = new Hashtable();</text:p>
      <text:p text:style-name="P21"><text:s text:c="8"/>public Track TrackOp(int i) <text:s text:c="7"/>{</text:p>
      <text:p text:style-name="P21"><text:s text:c="12"/>Track TrackOpObj = (Track)TrackTable[i];</text:p>
      <text:p text:style-name="P21"><text:s text:c="12"/>return TrackOpObj; <text:s text:c="7"/>}</text:p>
      <text:p text:style-name="P21"><text:s text:c="8"/>public Disk(string NameD) <text:s text:c="7"/>{</text:p>
      <text:p text:style-name="P21"><text:s text:c="12"/>NameDisk = NameD; <text:s text:c="7"/>}</text:p>
      <text:p text:style-name="P21"/>
      <text:p text:style-name="P21"><text:soft-page-break/><text:s text:c="8"/>public void AddTrack(int hash, string auror, string name, int L) <text:s text:c="7"/>{</text:p>
      <text:p text:style-name="P21"><text:s text:c="12"/>TrackTable.Add(hash, new Track(auror, name, L)); CountTrack++; <text:s text:c="7"/>}</text:p>
      <text:p text:style-name="P21"><text:s text:c="8"/>private void AddTrackT(int hash, Track tr) <text:s text:c="7"/>{</text:p>
      <text:p text:style-name="P21"><text:s text:c="12"/>TrackTable.Add(hash, tr); CountTrack++; <text:s text:c="7"/>}</text:p>
      <text:p text:style-name="P21"><text:s text:c="8"/>public void DelTrack(int hash) <text:s text:c="7"/>{</text:p>
      <text:p text:style-name="P21"><text:s text:c="12"/>TrackTable.Remove(hash); CountTrack--; <text:s/>}</text:p>
      <text:p text:style-name="P21"><text:s text:c="8"/>public void ViewTrackOnDisk() <text:s text:c="7"/>{</text:p>
      <text:p text:style-name="P21"><text:s text:c="12"/>foreach (object ob1 in TrackTable.Values) <text:s text:c="11"/>{</text:p>
      <text:p text:style-name="P21"><text:s text:c="16"/>Track ob = (Track)ob1;</text:p>
      <text:p text:style-name="P21"><text:s text:c="16"/>Console.WriteLine(ob.ToString()); <text:s text:c="11"/>}</text:p>
      <text:p text:style-name="P21"><text:s text:c="12"/>Console.WriteLine(); <text:s text:c="7"/>}</text:p>
      <text:p text:style-name="P21"><text:s text:c="8"/>public Disk FindTrackAutor(string FAutor) <text:s text:c="7"/>{</text:p>
      <text:p text:style-name="P21"><text:s text:c="12"/>Disk result = new Disk(FAutor + " Tracks");</text:p>
      <text:p text:style-name="P21"><text:s text:c="12"/>int hash = 0;</text:p>
      <text:p text:style-name="P21"><text:s text:c="12"/>foreach (object ob1 in TrackTable.Values) <text:s text:c="11"/>{</text:p>
      <text:p text:style-name="P21"><text:s text:c="16"/>Track ob = (Track)ob1;</text:p>
      <text:p text:style-name="P21"><text:s text:c="16"/>if (ob.Autor == FAutor) <text:s text:c="15"/>{</text:p>
      <text:p text:style-name="P21"><text:s text:c="20"/>result.AddTrackT(hash, ob);} hash++; } return result; <text:s/>}</text:p>
      <text:p text:style-name="P21"><text:s text:c="8"/>public override string ToString(){ return NameDisk;}}</text:p>
      <text:p text:style-name="P21"><text:s text:c="4"/>public class Track <text:s text:c="3"/>{</text:p>
      <text:p text:style-name="P21"><text:s text:c="8"/>public string Autor = "Noize MC";</text:p>
      <text:p text:style-name="P21"><text:s text:c="8"/>public string Name = "Vse Kak Y Ludei";</text:p>
      <text:p text:style-name="P21"><text:s text:c="8"/>public int Long = 4;</text:p>
      <text:p text:style-name="P21"><text:s text:c="8"/>public Track(string auror, string name, int L) <text:s text:c="7"/>{</text:p>
      <text:p text:style-name="P21"><text:s text:c="12"/>Autor = auror; Name = name; Long = L;}</text:p>
      <text:p text:style-name="P21"><text:s text:c="8"/>public void Start() { } public void Stop() { }</text:p>
      <text:p text:style-name="P21"><text:s text:c="8"/>public override string ToString() <text:s text:c="7"/>{</text:p>
      <text:p text:style-name="P21"><text:s text:c="12"/>return Autor + ' ' + Name; }}}</text:p>
      <text:p text:style-name="P4"/>
      <text:p text:style-name="P4"/>
      <text:p text:style-name="P4"><text:soft-page-break/>Приложение 1.2</text:p>
      <text:p text:style-name="P2">Тест задания 1</text:p>
      <text:p text:style-name="P22"><draw:frame draw:style-name="fr1" draw:name="Графический объект1" text:anchor-type="paragraph" svg:width="17cm" svg:height="20.364cm" draw:z-index="0"><draw:image xlink:href="Pictures/20000007000042E00000513D379B99EC.svm" xlink:type="simple" xlink:show="embed" xlink:actuate="onLoad"/></draw:frame><draw:frame draw:style-name="fr2" draw:name="Графический объект2" text:anchor-type="paragraph" svg:x="0cm" svg:y="20.498cm" svg:width="17cm" svg:height="2.036cm" draw:z-index="1"><draw:image xlink:href="Pictures/2000000700004276000007F67F294238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/>
    <style:font-face style:name="verdana" svg:font-family="verdana, arial, helvetica, 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243</meta:editing-cycles>
    <meta:print-date>2019-02-25T16:45:00</meta:print-date>
    <meta:creation-date>2019-04-02T15:10:00</meta:creation-date>
    <dc:date>2019-10-21T23:47:22.36</dc:date>
    <meta:editing-duration>PT7H52M15S</meta:editing-duration>
    <meta:generator>OpenOffice/4.1.6$Win32 OpenOffice.org_project/416m1$Build-9790</meta:generator>
    <meta:document-statistic meta:table-count="0" meta:image-count="2" meta:object-count="0" meta:page-count="10" meta:paragraph-count="231" meta:word-count="1166" meta:character-count="127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